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81000000E065FA0290ADFEF4B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MT" svg:font-family="ArialMT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, msminch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Tahoma" svg:font-family="Tahoma"/>
    <style:font-face style:name="Tahoma1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</office:font-face-decls>
  <office:automatic-styles>
    <style:style style:name="P1" style:family="paragraph" style:parent-style-name="Texto_20_predeterminado">
      <style:paragraph-properties fo:text-align="end" style:justify-single-word="false"/>
      <style:text-properties officeooo:paragraph-rsid="00108717"/>
    </style:style>
    <style:style style:name="P2" style:family="paragraph" style:parent-style-name="Texto_20_predeterminado">
      <style:paragraph-properties fo:text-align="end" style:justify-single-word="false"/>
      <style:text-properties officeooo:paragraph-rsid="0015fad8"/>
    </style:style>
    <style:style style:name="P3" style:family="paragraph" style:parent-style-name="Texto_20_predeterminado">
      <style:paragraph-properties fo:text-align="center" style:justify-single-word="false"/>
      <style:text-properties fo:font-size="10pt" officeooo:paragraph-rsid="000ca30d" style:font-size-asian="10pt" style:font-size-complex="10pt"/>
    </style:style>
    <style:style style:name="P4" style:family="paragraph" style:parent-style-name="Texto_20_predeterminado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Texto_20_predeterminado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exto_20_predeterminado">
      <style:paragraph-properties fo:text-align="center" style:justify-single-word="false"/>
      <style:text-properties fo:font-size="14pt" officeooo:rsid="00108717" officeooo:paragraph-rsid="00108717" style:font-size-asian="14pt" style:font-size-complex="14pt"/>
    </style:style>
    <style:style style:name="P7" style:family="paragraph" style:parent-style-name="Texto_20_predeterminado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Texto_20_predeterminado">
      <style:paragraph-properties fo:text-align="end" style:justify-single-word="false"/>
      <style:text-properties fo:font-size="14pt" fo:font-style="italic" officeooo:paragraph-rsid="0023886d" style:font-size-asian="14pt" style:font-style-asian="italic" style:font-size-complex="14pt" style:font-style-complex="italic"/>
    </style:style>
    <style:style style:name="P9" style:family="paragraph" style:parent-style-name="Texto_20_predeterminado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Texto_20_predeterminado">
      <style:paragraph-properties fo:text-align="end" style:justify-single-word="false"/>
      <style:text-properties style:font-name="Arial" fo:font-size="12pt" officeooo:paragraph-rsid="00108717" style:font-size-asian="12pt" style:font-size-complex="12pt"/>
    </style:style>
    <style:style style:name="P11" style:family="paragraph" style:parent-style-name="Texto_20_predeterminado">
      <style:paragraph-properties fo:text-align="end" style:justify-single-word="false"/>
      <style:text-properties style:font-name="Arial" fo:font-size="18pt" fo:font-style="italic" officeooo:paragraph-rsid="00108717" style:font-size-asian="18pt" style:font-style-asian="italic" style:font-size-complex="14pt" style:font-style-complex="italic"/>
    </style:style>
    <style:style style:name="P12" style:family="paragraph" style:parent-style-name="Texto_20_predeterminado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text-transform="uppercase" style:use-window-font-color="true" loext:opacity="0%" style:font-name="Arial" fo:font-size="8pt" fo:language="es" fo:country="ES" style:font-name-asian="Lucida Sans Unicode" style:font-size-asian="8pt" style:language-asian="es" style:country-asian="ES" style:font-name-complex="Arial" style:font-size-complex="8pt" style:language-complex="es" style:country-complex="ES" fo:hyphenate="false" fo:hyphenation-remain-char-count="2" fo:hyphenation-push-char-count="2" loext:hyphenation-no-caps="false"/>
    </style:style>
    <style:style style:name="P13" style:family="paragraph" style:parent-style-name="Texto_20_predeterminado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font-size="8pt" style:font-size-asian="8pt" style:font-size-complex="8pt" fo:hyphenate="false" fo:hyphenation-remain-char-count="2" fo:hyphenation-push-char-count="2" loext:hyphenation-no-caps="false"/>
    </style:style>
    <style:style style:name="P14" style:family="paragraph" style:parent-style-name="Standard">
      <style:text-properties officeooo:rsid="002e94d0" officeooo:paragraph-rsid="0034d7f4"/>
    </style:style>
    <style:style style:name="P15" style:family="paragraph" style:parent-style-name="Standard">
      <style:text-properties fo:color="#c9211e" loext:opacity="100%" fo:font-size="12pt" fo:font-weight="normal" officeooo:rsid="001a55ec" officeooo:paragraph-rsid="0034d7f4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c9211e" loext:opacity="100%" fo:font-size="12pt" fo:font-weight="normal" officeooo:rsid="001b2448" officeooo:paragraph-rsid="0034d7f4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c9211e" loext:opacity="100%" fo:font-size="12pt" fo:font-weight="normal" officeooo:rsid="002adf82" officeooo:paragraph-rsid="0034d7f4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c9211e" loext:opacity="100%" fo:font-weight="normal" officeooo:rsid="002e94d0" officeooo:paragraph-rsid="003c4cca" style:font-weight-asian="normal" style:font-weight-complex="normal"/>
    </style:style>
    <style:style style:name="P19" style:family="paragraph" style:parent-style-name="Standard">
      <style:text-properties officeooo:rsid="001a55ec" officeooo:paragraph-rsid="0034d7f4"/>
    </style:style>
    <style:style style:name="P20" style:family="paragraph" style:parent-style-name="Standard">
      <style:text-properties fo:color="#000000" loext:opacity="100%" fo:font-size="12pt" fo:font-weight="normal" officeooo:rsid="001a55ec" officeooo:paragraph-rsid="0034d7f4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fo:font-size="12pt" fo:font-weight="normal" officeooo:rsid="0031508a" officeooo:paragraph-rsid="0034d7f4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loext:opacity="100%" fo:font-size="12pt" fo:font-weight="normal" officeooo:rsid="001544be" officeooo:paragraph-rsid="0034d7f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2pt" fo:font-weight="normal" officeooo:rsid="002adf82" officeooo:paragraph-rsid="0034d7f4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loext:opacity="100%" fo:font-size="12pt" fo:font-weight="normal" officeooo:rsid="002adf82" officeooo:paragraph-rsid="0034d7f4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loext:opacity="100%" fo:font-size="12pt" fo:font-weight="normal" officeooo:rsid="001b2448" officeooo:paragraph-rsid="0034d7f4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loext:opacity="100%" officeooo:rsid="00277a45" officeooo:paragraph-rsid="0034d7f4"/>
    </style:style>
    <style:style style:name="P27" style:family="paragraph" style:parent-style-name="Standard">
      <style:text-properties fo:color="#000000" loext:opacity="100%" officeooo:rsid="0031508a" officeooo:paragraph-rsid="0034d7f4"/>
    </style:style>
    <style:style style:name="P28" style:family="paragraph" style:parent-style-name="Standard">
      <style:text-properties fo:color="#000000" loext:opacity="100%" officeooo:rsid="001544be" officeooo:paragraph-rsid="0034d7f4"/>
    </style:style>
    <style:style style:name="P29" style:family="paragraph" style:parent-style-name="Standard">
      <style:text-properties fo:color="#000000" loext:opacity="100%" fo:font-weight="normal" officeooo:rsid="002e94d0" officeooo:paragraph-rsid="0034d7f4" style:font-weight-asian="normal" style:font-weight-complex="normal"/>
    </style:style>
    <style:style style:name="P30" style:family="paragraph" style:parent-style-name="Standard">
      <style:text-properties officeooo:rsid="00293a31" officeooo:paragraph-rsid="0034d7f4"/>
    </style:style>
    <style:style style:name="P31" style:family="paragraph" style:parent-style-name="Standard">
      <style:text-properties officeooo:rsid="00309678" officeooo:paragraph-rsid="0034d7f4"/>
    </style:style>
    <style:style style:name="P32" style:family="paragraph" style:parent-style-name="Standard">
      <style:text-properties fo:language="gl" fo:country="ES" officeooo:rsid="00363bd0" officeooo:paragraph-rsid="0034d7f4"/>
    </style:style>
    <style:style style:name="P33" style:family="paragraph" style:parent-style-name="Standard">
      <style:text-properties officeooo:rsid="00378295" officeooo:paragraph-rsid="00378295"/>
    </style:style>
    <style:style style:name="P34" style:family="paragraph" style:parent-style-name="Standard">
      <style:text-properties officeooo:rsid="001544be" officeooo:paragraph-rsid="003a4c2e"/>
    </style:style>
    <style:style style:name="P35" style:family="paragraph" style:parent-style-name="Standard">
      <style:text-properties officeooo:rsid="003a4c2e" officeooo:paragraph-rsid="003a4c2e"/>
    </style:style>
    <style:style style:name="P36" style:family="paragraph" style:parent-style-name="Standard" style:master-page-name="Standard">
      <style:paragraph-properties style:page-number="auto"/>
      <style:text-properties fo:language="gl" fo:country="ES" officeooo:rsid="0024232a" officeooo:paragraph-rsid="0030bc09"/>
    </style:style>
    <style:style style:name="P37" style:family="paragraph" style:parent-style-name="Standard">
      <style:text-properties fo:color="#000000" loext:opacity="100%" fo:font-weight="bold" officeooo:rsid="002264d4" officeooo:paragraph-rsid="0034d7f4" style:font-weight-asian="bold" style:font-weight-complex="bold"/>
    </style:style>
    <style:style style:name="P38" style:family="paragraph" style:parent-style-name="Standard">
      <style:text-properties fo:color="#000000" loext:opacity="100%" fo:font-size="12pt" fo:font-weight="normal" officeooo:rsid="002adf82" officeooo:paragraph-rsid="003c4cca" style:font-size-asian="12pt" style:font-weight-asian="normal" style:font-size-complex="12pt" style:font-weight-complex="normal"/>
    </style:style>
    <style:style style:name="T1" style:family="text">
      <style:text-properties fo:font-size="18pt" style:font-size-asian="18pt"/>
    </style:style>
    <style:style style:name="T2" style:family="text">
      <style:text-properties style:font-name="Arial" fo:font-size="10pt" officeooo:rsid="000ca30d" style:font-size-asian="10pt" style:font-size-complex="10pt"/>
    </style:style>
    <style:style style:name="T3" style:family="text">
      <style:text-properties style:font-name="Arial" fo:font-size="18pt" fo:font-style="italic" style:font-size-asian="18pt" style:font-style-asian="italic" style:font-size-complex="14pt" style:font-style-complex="italic"/>
    </style:style>
    <style:style style:name="T4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Arial" fo:font-size="12pt" officeooo:rsid="00108717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officeooo:rsid="00108717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Thorndale1" officeooo:rsid="0023886d" style:font-name-asian="HG Mincho Light J" style:language-asian="es" style:country-asian="ES" style:font-name-complex="Arial Unicode MS" style:language-complex="es" style:country-complex="ES"/>
    </style:style>
    <style:style style:name="T11" style:family="text">
      <style:text-properties fo:color="#000000" loext:opacity="100%" fo:font-size="12pt" style:font-size-asian="12pt" style:font-size-complex="12pt"/>
    </style:style>
    <style:style style:name="T12" style:family="text">
      <style:text-properties fo:color="#000000" loext:opacity="100%" fo:font-size="12pt" officeooo:rsid="002adf82" style:font-size-asian="12pt" style:font-size-complex="12pt"/>
    </style:style>
    <style:style style:name="T13" style:family="text">
      <style:text-properties fo:color="#000000" loext:opacity="100%" fo:font-size="12pt" officeooo:rsid="003c4cca" style:font-size-asian="12pt" style:font-size-complex="12pt"/>
    </style:style>
    <style:style style:name="T14" style:family="text">
      <style:text-properties fo:text-transform="uppercase" style:use-window-font-color="true" loext:opacity="0%" style:font-name="Arial" fo:language="es" fo:country="ES" fo:font-style="itali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T15" style:family="text">
      <style:text-properties fo:text-transform="uppercase" style:use-window-font-color="true" loext:opacity="0%" style:font-name="Arial" fo:language="es" fo:country="ES" fo:font-style="italic" officeooo:rsid="000adf5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T16" style:family="text">
      <style:text-properties fo:text-transform="uppercase" style:use-window-font-color="true" loext:opacity="0%" style:font-name="Arial" fo:language="es" fo:country="ES" fo:font-style="italic" officeooo:rsid="00083ab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T17" style:family="text">
      <style:text-properties fo:text-transform="uppercase" style:use-window-font-color="true" loext:opacity="0%" style:font-name="Arial" fo:language="es" fo:country="ES" fo:font-style="italic" officeooo:rsid="00246a34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T18" style:family="text">
      <style:text-properties fo:text-transform="uppercase" style:use-window-font-color="true" loext:opacity="0%" style:font-name="Arial" fo:language="es" fo:country="ES" fo:font-style="italic" officeooo:rsid="0024f5d7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T19" style:family="text">
      <style:text-properties fo:text-transform="uppercase" style:use-window-font-color="true" loext:opacity="0%" style:font-name="ArialMT" fo:font-size="9pt" fo:language="es" fo:country="ES" fo:font-style="italic" officeooo:rsid="00083abc" style:font-name-asian="Lucida Sans Unicode" style:font-size-asian="9pt" style:language-asian="es" style:country-asian="ES" style:font-style-asian="italic" style:font-name-complex="Arial" style:language-complex="es" style:country-complex="ES" style:font-style-complex="italic"/>
    </style:style>
    <style:style style:name="T20" style:family="text">
      <style:text-properties fo:text-transform="uppercase" style:use-window-font-color="true" loext:opacity="0%" style:font-name="ArialMT" fo:font-size="9pt" fo:language="es" fo:country="ES" fo:font-style="italic" officeooo:rsid="0024f5d7" style:font-name-asian="Lucida Sans Unicode" style:font-size-asian="9pt" style:language-asian="es" style:country-asian="ES" style:font-style-asian="italic" style:font-name-complex="Arial" style:language-complex="es" style:country-complex="ES" style:font-style-complex="italic"/>
    </style:style>
    <style:style style:name="T21" style:family="text">
      <style:text-properties officeooo:rsid="002162b8"/>
    </style:style>
    <style:style style:name="T22" style:family="text">
      <style:text-properties officeooo:rsid="002264d4"/>
    </style:style>
    <style:style style:name="T23" style:family="text">
      <style:text-properties fo:font-weight="bold" officeooo:rsid="002264d4" style:font-weight-asian="bold" style:font-weight-complex="bold"/>
    </style:style>
    <style:style style:name="T24" style:family="text">
      <style:text-properties fo:font-weight="bold" officeooo:rsid="00277a45" style:font-weight-asian="bold" style:font-weight-complex="bold"/>
    </style:style>
    <style:style style:name="T25" style:family="text">
      <style:text-properties fo:font-weight="bold" officeooo:rsid="002162b8" style:font-weight-asian="bold" style:font-weight-complex="bold"/>
    </style:style>
    <style:style style:name="T26" style:family="text">
      <style:text-properties fo:font-weight="bold" officeooo:rsid="0027756d" style:font-weight-asian="bold" style:font-weight-complex="bold"/>
    </style:style>
    <style:style style:name="T27" style:family="text">
      <style:text-properties fo:font-weight="bold" officeooo:rsid="001b2448" style:font-weight-asian="bold" style:font-weight-complex="bold"/>
    </style:style>
    <style:style style:name="T28" style:family="text">
      <style:text-properties fo:font-weight="bold" officeooo:rsid="002bf933" style:font-weight-asian="bold" style:font-weight-complex="bold"/>
    </style:style>
    <style:style style:name="T29" style:family="text">
      <style:text-properties fo:font-weight="bold" officeooo:rsid="003c4cca" style:font-weight-asian="bold" style:font-weight-complex="bold"/>
    </style:style>
    <style:style style:name="T30" style:family="text">
      <style:text-properties fo:font-weight="bold" officeooo:rsid="003e1e8b" style:font-weight-asian="bold" style:font-weight-complex="bold"/>
    </style:style>
    <style:style style:name="T31" style:family="text">
      <style:text-properties fo:font-weight="bold" officeooo:rsid="003e2c6c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93a31" style:font-weight-asian="normal" style:font-weight-complex="normal"/>
    </style:style>
    <style:style style:name="T34" style:family="text">
      <style:text-properties fo:font-weight="normal" officeooo:rsid="0029e205" style:font-weight-asian="normal" style:font-weight-complex="normal"/>
    </style:style>
    <style:style style:name="T35" style:family="text">
      <style:text-properties fo:font-weight="normal" officeooo:rsid="003c4cca" style:font-weight-asian="normal" style:font-weight-complex="normal"/>
    </style:style>
    <style:style style:name="T36" style:family="text">
      <style:text-properties officeooo:rsid="00293a31"/>
    </style:style>
    <style:style style:name="T37" style:family="text">
      <style:text-properties officeooo:rsid="00166476"/>
    </style:style>
    <style:style style:name="T38" style:family="text">
      <style:text-properties officeooo:rsid="0027756d"/>
    </style:style>
    <style:style style:name="T39" style:family="text">
      <style:text-properties officeooo:rsid="00264e78"/>
    </style:style>
    <style:style style:name="T40" style:family="text">
      <style:text-properties officeooo:rsid="0029e205"/>
    </style:style>
    <style:style style:name="T41" style:family="text">
      <style:text-properties officeooo:rsid="001a55ec"/>
    </style:style>
    <style:style style:name="T42" style:family="text">
      <style:text-properties officeooo:rsid="00204c13"/>
    </style:style>
    <style:style style:name="T43" style:family="text">
      <style:text-properties officeooo:rsid="001b2448"/>
    </style:style>
    <style:style style:name="T44" style:family="text">
      <style:text-properties fo:font-size="16pt" fo:font-weight="bold" officeooo:rsid="001b2448" style:font-size-asian="16pt" style:font-weight-asian="bold" style:font-size-complex="16pt" style:font-weight-complex="bold"/>
    </style:style>
    <style:style style:name="T45" style:family="text">
      <style:text-properties fo:font-size="16pt" fo:font-weight="bold" officeooo:rsid="003c4cca" style:font-size-asian="16pt" style:font-weight-asian="bold" style:font-size-complex="16pt" style:font-weight-complex="bold"/>
    </style:style>
    <style:style style:name="T46" style:family="text">
      <style:text-properties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2ec76c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1b2448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3c4cca" style:font-size-asian="12pt" style:font-weight-asian="normal" style:font-size-complex="12pt" style:font-weight-complex="normal"/>
    </style:style>
    <style:style style:name="T50" style:family="text">
      <style:text-properties fo:font-size="12pt" fo:font-weight="bold" officeooo:rsid="00293a31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3c4cca" style:font-size-asian="12pt" style:font-weight-asian="bold" style:font-size-complex="12pt" style:font-weight-complex="bold"/>
    </style:style>
    <style:style style:name="T52" style:family="text">
      <style:text-properties officeooo:rsid="002adf82"/>
    </style:style>
    <style:style style:name="T53" style:family="text">
      <style:text-properties officeooo:rsid="002bf933"/>
    </style:style>
    <style:style style:name="T54" style:family="text">
      <style:text-properties officeooo:rsid="002eea6e"/>
    </style:style>
    <style:style style:name="T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3ab022" style:font-weight-asian="bold" style:font-weight-complex="bold"/>
    </style:style>
    <style:style style:name="T57" style:family="text">
      <style:text-properties officeooo:rsid="003a4c2e"/>
    </style:style>
    <style:style style:name="T58" style:family="text">
      <style:text-properties officeooo:rsid="003c4cca"/>
    </style:style>
    <style:style style:name="T59" style:family="text">
      <style:text-properties officeooo:rsid="003e1e8b"/>
    </style:style>
    <style:style style:name="fr1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cm" fo:padding-right="0cm" fo:padding-top="0.15cm" fo:padding-bottom="0.15cm" fo:border="0.06pt solid #000000"/>
    </style:style>
    <style:style style:name="fr2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15cm" fo:border="0.06pt soli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14">Dispomos <text:span text:style-name="T21"><text:s/></text:span>dun ficheiro <text:span text:style-name="T22">de texto delimitado <text:s/>chamado </text:span><text:span text:style-name="T23">zonas</text:span><text:span text:style-name="T24"> </text:span><text:span text:style-name="T32">que conten</text:span><text:span text:style-name="T33"> o</text:span><text:span text:style-name="T34"> </text:span><text:span text:style-name="T33">codigo dunha zona o nome da mesma e o prezo </text:span><text:span text:style-name="T35">por</text:span><text:span text:style-name="T33"> metro cuadrado separados por guions baixos</text:span><text:span text:style-name="T34"> (_)</text:span><text:span text:style-name="T33"> </text:span></text:p>
      <text:p text:style-name="P37"><text:s/></text:p>
      <text:p text:style-name="P29">Dispomos dun script denominado taboaspci.sql que conten duas taboas chamadas propiedades e pisos </text:p>
      <text:p text:style-name="P29"/>
      <text:p text:style-name="P29">propiedades : <text:s/><text:span text:style-name="T58"><text:s text:c="3"/></text:span>codp -&gt; codigo de identificacion de un piso</text:p>
      <text:p text:style-name="P29"><text:tab/><text:tab/> <text:s/>codz <text:s/>-&gt; codigo d<text:span text:style-name="T58">a</text:span> zona <text:span text:style-name="T58">onde se atopa o piso</text:span></text:p>
      <text:p text:style-name="P29"/>
      <text:p text:style-name="P18"><text:span text:style-name="T9">pisos: </text:span><text:s text:c="2"/><text:span text:style-name="T58"><text:tab/> <text:s/></text:span><text:span text:style-name="T12">codp</text:span><text:span text:style-name="T13"> </text:span><text:span text:style-name="T11">-&gt; codigo de identificacion de un piso</text:span></text:p>
      <text:p text:style-name="P18"><text:span text:style-name="T12"><text:s/></text:span><text:span text:style-name="T13"><text:tab/><text:tab/> </text:span><text:span text:style-name="T12"><text:s/>enderezo </text:span><text:span text:style-name="T13">-&gt; enderezo do piso</text:span></text:p>
      <text:p text:style-name="P18"><text:span text:style-name="T13"><text:tab/><text:tab/> <text:s/></text:span><text:span text:style-name="T12">m2 </text:span><text:span text:style-name="T13"><text:s text:c="2"/>-&gt; superficie en metros cuadrados del piso</text:span><text:span text:style-name="T12"> </text:span></text:p>
      <text:p text:style-name="P18"><text:span text:style-name="T13"><text:tab/><text:tab/> <text:s/></text:span><text:span text:style-name="T12">nif <text:s/></text:span><text:span text:style-name="T13">-&gt; nif do propietario do piso</text:span></text:p>
      <text:p text:style-name="P18"><text:span text:style-name="T13"><text:tab/><text:tab/> <text:s/></text:span><text:span text:style-name="T12">ano <text:s/></text:span><text:span text:style-name="T13">-&gt; ano en que se construiu o piso</text:span></text:p>
      <text:p text:style-name="P38"/>
      <text:p text:style-name="P34"><text:span text:style-name="T36">Desenvolve unha aplicación denominada pcidades que </text:span>amosa <text:span text:style-name="T37">os <text:s/>nomes </text:span><text:span text:style-name="T38">de cada</text:span><text:span text:style-name="T36"> </text:span><text:span text:style-name="T38">una d</text:span><text:span text:style-name="T58">as</text:span><text:span text:style-name="T38"> zonas</text:span><text:span text:style-name="T58"> do ficheiro delimitado </text:span><text:span text:style-name="T29">zonas.txt</text:span><text:span text:style-name="T37">, <text:s/></text:span><text:s/>o número <text:s/>de pisos situados en <text:span text:style-name="T38">cada una de ditas </text:span><text:s/>zonas e o valor total dos prezos dos pisos de cada <text:span text:style-name="T38">una de ditas zonas</text:span><text:span text:style-name="T37"> </text:span><text:span text:style-name="T22">tendo en conta que o val</text:span><text:span text:style-name="T39">o</text:span><text:span text:style-name="T22">r de un piso calculase multiplicando os seus metros cadrados (campo </text:span><text:span text:style-name="T23">m2</text:span><text:span text:style-name="T22"> da taboa </text:span><text:span text:style-name="T23">pisos</text:span><text:span text:style-name="T22">) por </text:span><text:span text:style-name="T38">o </text:span><text:span text:style-name="T22">prezo que ten a zona p</text:span><text:span text:style-name="T58">or</text:span><text:span text:style-name="T22"> <text:s/>metro cadrado </text:span><text:span text:style-name="T57"><text:s/>e restandolle unha cantidade que depende do numero de anos que teña o piso segundo o seguinte baremo:</text:span></text:p>
      <text:p text:style-name="P35">se o piso ten mais de 30 anos se restan 20000</text:p>
      <text:p text:style-name="P35">se o piso ten mais de 20 e ata 30 anos (incluidos) <text:s/>se restan <text:s/>10000 </text:p>
      <text:p text:style-name="P35">se o piso ten mais de 10 <text:s/>e ata 20 anos <text:s/>(incluidos) se restan 5000</text:p>
      <text:p text:style-name="P35">se o piso ten 10 anos ou menos de antiguedade non se resta nada </text:p>
      <text:p text:style-name="P34"><text:span text:style-name="T36">, </text:span><text:span text:style-name="T57">debendo </text:span><text:span text:style-name="T36">garda</text:span><text:span text:style-name="T57">rse </text:span><text:span text:style-name="T36">o </text:span><text:span text:style-name="T40">o codigo nome e total de cada zona </text:span><text:span text:style-name="T41">nun ficheiro serializado</text:span><text:span text:style-name="T21"> chamado </text:span><text:span text:style-name="T25">listaz</text:span><text:span text:style-name="T26">: </text:span><text:s/></text:p>
      <text:p text:style-name="P19">achegase a clase java <text:span text:style-name="T23">Listaz</text:span><text:span text:style-name="T29">2</text:span><text:span text:style-name="T23">.java</text:span><text:span text:style-name="T22"> </text:span>para crear par<text:span text:style-name="T38">a</text:span> poder gardar <text:s/>os obxectos n<text:span text:style-name="T22">o</text:span> ficheiro <text:span text:style-name="T42">de obxectos </text:span>serializado<text:span text:style-name="T22"> </text:span><text:span text:style-name="T23">listaz</text:span><text:span text:style-name="T30">2</text:span><text:span text:style-name="T22">.</text:span></text:p>
      <text:p text:style-name="P20"><text:span text:style-name="T27">fundamental</text:span><text:span text:style-name="T43">: </text:span>o nome do proxecto debe ser exactamente este :<text:span text:style-name="T43"> </text:span><text:span text:style-name="T44">pcidades</text:span><text:span text:style-name="T45">2</text:span><text:span text:style-name="T44"> </text:span><text:span text:style-name="T43">(todo minúsculas)</text:span></text:p>
      <text:p text:style-name="P15"/>
      <text:p text:style-name="P26"><text:span text:style-name="T46">IMPORTANTE: se non traballas con netbeans lembra que <text:s/>debes crear un</text:span><text:span text:style-name="T47"> </text:span><text:span text:style-name="T46">paquete que conteña</text:span><text:span text:style-name="T47"> as tu</text:span><text:span text:style-name="T49">a</text:span><text:span text:style-name="T47">s </text:span><text:span text:style-name="T46">clase</text:span><text:span text:style-name="T47">s</text:span><text:span text:style-name="T46"> . Dito paquete debe chamarse exactamente </text:span><text:span text:style-name="T50">pcidades</text:span><text:span text:style-name="T51">2</text:span><text:span text:style-name="T46"> senon non poderás leer o ficheiro serializado </text:span><text:span text:style-name="T50">listaz</text:span><text:span text:style-name="T51">2</text:span></text:p>
      <text:p text:style-name="P16"/>
      <text:p text:style-name="P27"><text:span text:style-name="T48">p</text:span><text:span text:style-name="T46">untuacions: </text:span></text:p>
      <text:p text:style-name="P21"><text:span text:style-name="T58">-</text:span>amosar <text:span text:style-name="T52">codigo</text:span> <text:span text:style-name="T53">,</text:span>nome<text:span text:style-name="T53"> e </text:span><text:span text:style-name="T52"><text:s/>prezo do metro cuadrado de cada zona </text:span><text:s/>: 2p </text:p>
      <text:p text:style-name="P21">- amosar <text:s/><text:span text:style-name="T53">os codigos de cada piso da zona</text:span>: 1,75p</text:p>
      <text:p text:style-name="P21">- amosar <text:s/><text:span text:style-name="T53">os metros cuadrados de cada piso da zona </text:span>: <text:span text:style-name="T54">1,75p</text:span></text:p>
      <text:p text:style-name="P21">- amosar total de pisos de cada <text:s/><text:span text:style-name="T53">zona</text:span>: <text:s/>1p</text:p>
      <text:p text:style-name="P21">- amosar valor total dos pisos de cada <text:span text:style-name="T53">zona</text:span>: 1p</text:p>
      <text:p text:style-name="P21"><text:span text:style-name="T58">-</text:span>gardar a informacion no ficheiro <text:span text:style-name="T53">serializado </text:span><text:s/>chamado <text:span text:style-name="T28">listaz</text:span><text:span text:style-name="T31">2</text:span> 1,5p</text:p>
      <text:p text:style-name="P28"/>
      <text:p text:style-name="P22"/>
      <text:section text:style-name="Sect1" text:name="Sección1">
        <text:p text:style-name="P23">ficheiro delimitado zonas.txt </text:p>
        <text:p text:style-name="P24">z1_calvario_2300</text:p>
        <text:p text:style-name="P24">z2_teis_2100</text:p>
        <text:p text:style-name="P24">z3_rosalia_1000</text:p>
        <text:p text:style-name="P24">z4_centro_3000</text:p>
        <text:p text:style-name="P24">z5_principe_4000</text:p>
        <text:p text:style-name="P24">z6_lavadores_2000</text:p>
        <text:p text:style-name="P24">z7_travesia_1000</text:p>
        <text:p text:style-name="P24">z8_traviesas_1600</text:p>
        <text:p text:style-name="P24">z9_navia_1600</text:p>
        <text:p text:style-name="P24">z10_bouzas_3000</text:p>
        <text:p text:style-name="P24">z11_cabral_1400</text:p>
        <text:p text:style-name="P25"/>
        <text:p text:style-name="P25"/>
        <text:p text:style-name="P24"/>
        <text:p text:style-name="P24"/>
        <text:p text:style-name="P24"/>
        <text:p text:style-name="P24"/>
        <text:p text:style-name="P24"/>
        <text:p text:style-name="P24">taboa propiedades:</text:p>
        <text:p text:style-name="P24"><text:s/>codp | codz </text:p>
        <text:p text:style-name="P24">------+------</text:p>
        <text:p text:style-name="P24"><text:s/>p1 <text:s text:c="2"/>| z2</text:p>
        <text:p text:style-name="P24"><text:s/>p2 <text:s text:c="2"/>| z3</text:p>
        <text:p text:style-name="P24"><text:s/>p3 <text:s text:c="2"/>| z4</text:p>
        <text:p text:style-name="P24"><text:s/>p4 <text:s text:c="2"/>| z5</text:p>
        <text:p text:style-name="P24"><text:s/>p5 <text:s text:c="2"/>| z1</text:p>
        <text:p text:style-name="P24"><text:s/>p6 <text:s text:c="2"/>| z8</text:p>
        <text:p text:style-name="P24"><text:s/>p7 <text:s text:c="2"/>| z9</text:p>
        <text:p text:style-name="P24"><text:s/>p8 <text:s text:c="2"/>| z8</text:p>
        <text:p text:style-name="P24"><text:s/>p9 <text:s text:c="2"/>| z2</text:p>
        <text:p text:style-name="P24"><text:s/>p10 <text:s/>| z3</text:p>
        <text:p text:style-name="P24"><text:s/>p11 <text:s/>| z7</text:p>
        <text:p text:style-name="P24"><text:s/>p12 <text:s/>| z3</text:p>
        <text:p text:style-name="P24"><text:s/>p13 <text:s/>| z2</text:p>
        <text:p text:style-name="P24"><text:s/>p14 <text:s/>| z8</text:p>
        <text:p text:style-name="P24"><text:s/>p15 <text:s/>| z1</text:p>
        <text:p text:style-name="P24"/>
      </text:section>
      <text:section text:style-name="Sect1" text:name="Sección2">
        <text:p text:style-name="P24">pisos</text:p>
        <text:p text:style-name="P24">codp | enderezo | m2 <text:s/>| <text:s/>nif <text:s/>| ano <text:s/></text:p>
        <text:p text:style-name="P24">------+----------+-----+-------+------</text:p>
        <text:p text:style-name="P24"><text:s/>p1 <text:s text:c="2"/>| aaa <text:s text:c="5"/>| <text:s/>60 | 368l <text:s/>| 1991</text:p>
        <text:p text:style-name="P24"><text:s/>p2 <text:s text:c="2"/>| bbb <text:s text:c="5"/>| <text:s/>70 | 3611a | 1992</text:p>
        <text:p text:style-name="P24"><text:s/>p3 <text:s text:c="2"/>| ccc <text:s text:c="5"/>| <text:s/>80 | 368l <text:s/>| 2000</text:p>
        <text:p text:style-name="P24"><text:s/>p4 <text:s text:c="2"/>| ddd <text:s text:c="5"/>| <text:s/>65 | 3616c | 2001</text:p>
        <text:p text:style-name="P24"><text:s/>p5 <text:s text:c="2"/>| aaa <text:s text:c="5"/>| 100 | 3614m | 2010</text:p>
        <text:p text:style-name="P24"><text:s/>p6 <text:s text:c="2"/>| bbb <text:s text:c="5"/>| <text:s/>50 | 3611a | 2019</text:p>
        <text:p text:style-name="P24"><text:s/>p7 <text:s text:c="2"/>| zzz <text:s text:c="5"/>| <text:s/>75 | 3612u | 2021</text:p>
        <text:p text:style-name="P24"><text:s/>p8 <text:s text:c="2"/>| xxx <text:s text:c="5"/>| <text:s/>60 | 3611a | 1991</text:p>
        <text:p text:style-name="P24"><text:s/>p9 <text:s text:c="2"/>| rrr <text:s text:c="5"/>| <text:s/>80 | 3612u | 1990</text:p>
        <text:p text:style-name="P24"><text:s/>p10 <text:s/>| www <text:s text:c="5"/>| <text:s/>90 | 365a <text:s/>| 1995</text:p>
        <text:p text:style-name="P24"><text:s/>p11 <text:s/>| yyy <text:s text:c="5"/>| 120 | 365a <text:s/>| 1996</text:p>
        <text:p text:style-name="P24"><text:s/>p12 <text:s/>| ddd <text:s text:c="5"/>| 200 | 365a <text:s/>| 2005</text:p>
        <text:p text:style-name="P24"><text:s/>p13 <text:s/>| sss <text:s text:c="5"/>| 100 | 362b <text:s/>| 2015</text:p>
        <text:p text:style-name="P24"><text:s/>p14 <text:s/>| aaa <text:s text:c="5"/>| <text:s/>65 | 362b <text:s/>| 2020</text:p>
        <text:p text:style-name="P24"><text:s/>p15 <text:s/>| hhh <text:s text:c="5"/>| <text:s/>60 | 363c <text:s/>| 1989</text:p>
        <text:p text:style-name="P24"><text:s/>p16 <text:s/>| yyy <text:s text:c="5"/>| <text:s/>70 | 364d <text:s/>| 1988</text:p>
        <text:p text:style-name="P24"><text:s/>p17 <text:s/>| mmm <text:s text:c="5"/>| <text:s/>75 | 364d <text:s/>| 2003</text:p>
        <text:p text:style-name="P24"><text:s/>p18 <text:s/>| eee <text:s text:c="5"/>| <text:s/>80 | 3611a | 2007</text:p>
        <text:p text:style-name="P24"><text:s/>p19 <text:s/>| bbb <text:s text:c="5"/>| <text:s/>90 | 364d <text:s/>| 2010</text:p>
        <text:p text:style-name="P24"><text:s/>p20 <text:s/>| ccc <text:s text:c="5"/>| 100 | 3611a | 2013</text:p>
        <text:p text:style-name="P24"><text:s/>p21 <text:s/>| www <text:s text:c="5"/>| <text:s/>60 | 367g <text:s/>| 2014</text:p>
        <text:p text:style-name="P24"><text:s/>p22 <text:s/>| lll <text:s text:c="5"/>| <text:s/>40 | 369f <text:s/>| 2018</text:p>
        <text:p text:style-name="P24"><text:s/>p23 <text:s/>| mmm <text:s text:c="5"/>| <text:s/>30 | 369f <text:s/>| 2021</text:p>
        <text:p text:style-name="P24"><text:s/>p24 <text:s/>| sss <text:s text:c="5"/>| <text:s/>90 | 3614m | 2022</text:p>
        <text:p text:style-name="P24"><text:s/>p25 <text:s/>| nnn <text:s text:c="5"/>| <text:s/>55 | 367g <text:s/>| 1995</text:p>
        <text:p text:style-name="P24"><text:s/>p26 <text:s/>| ppp <text:s text:c="5"/>| <text:s/>65 | 369f <text:s/>| 2001</text:p>
        <text:p text:style-name="P24"><text:s/>p27 <text:s/>| sss <text:s text:c="5"/>| <text:s/>75 | 3614m | 2003</text:p>
        <text:p text:style-name="P17"/>
        <text:p text:style-name="P30"/>
        <text:p text:style-name="P31"/>
        <text:p text:style-name="P31"/>
        <text:p text:style-name="P31"/>
        <text:p text:style-name="P31">contido final do ficheiro listaz<text:span text:style-name="T59">2</text:span>:</text:p>
        <text:p text:style-name="P30">codz= <text:s/>z1 , nomz= calvario, total=343000</text:p>
        <text:p text:style-name="P30">codz= <text:s/>z2 , nomz= teis, total=464000</text:p>
        <text:p text:style-name="P30">codz= <text:s/>z3 , nomz= rosalia, total=325000</text:p>
        <text:p text:style-name="P30">codz= <text:s/>z4 , nomz= centro, total=230000</text:p>
        <text:p text:style-name="P30"><text:s/>codz= <text:s/>z5 , nomz= principe, total=250000</text:p>
        <text:p text:style-name="P30">codz= <text:s/>z6 , nomz= lavadores, total=0</text:p>
        <text:p text:style-name="P30"><text:s/>codz= <text:s/>z7 , nomz= travesia, total=110000</text:p>
        <text:p text:style-name="P30"><text:s/>codz= <text:s/>z8 , nomz= traviesas, total=260000</text:p>
        <text:p text:style-name="P30">codz= <text:s/>z9 , nomz= navia, total=120000</text:p>
        <text:p text:style-name="P30"><text:s/>codz= <text:s/>z10 , nomz= bouzas, total=0</text:p>
        <text:p text:style-name="P30">codz= <text:s/>z11 , nomz= cabral, total=0</text:p>
      </text:section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>****************************</text:p>
      <text:p text:style-name="P33"><text:span text:style-name="T56">Posible s</text:span><text:span text:style-name="T55">aida por pantalla :</text:span> </text:p>
      <text:p text:style-name="P33"/>
      <text:p text:style-name="P32">codz: z1, nomz: calvario, prezom2: 2300</text:p>
      <text:p text:style-name="P32">codigo de piso: p5</text:p>
      <text:p text:style-name="P32">m2: 100 , prezo piso: <text:s/>225000</text:p>
      <text:p text:style-name="P32">codigo de piso: p15</text:p>
      <text:p text:style-name="P32">m2: 60 , prezo piso: <text:s/>118000</text:p>
      <text:p text:style-name="P32">numero de pisos na zona calvario: 2, total : 343000</text:p>
      <text:p text:style-name="P32"/>
      <text:p text:style-name="P32">codz: z2, nomz: teis, prezom2: 2100</text:p>
      <text:p text:style-name="P32">codigo de piso: p1</text:p>
      <text:p text:style-name="P32">m2: 60 , prezo piso: <text:s/>106000</text:p>
      <text:p text:style-name="P32">codigo de piso: p9</text:p>
      <text:p text:style-name="P32">m2: 80 , prezo piso: <text:s/>148000</text:p>
      <text:p text:style-name="P32">codigo de piso: p13</text:p>
      <text:p text:style-name="P32">m2: 100 , prezo piso: <text:s/>210000</text:p>
      <text:p text:style-name="P32">numero de pisos na zona teis: 3, total : 464000</text:p>
      <text:p text:style-name="P32"/>
      <text:p text:style-name="P32">codz: z3, nomz: rosalia, prezom2: 1000</text:p>
      <text:p text:style-name="P32">codigo de piso: p2</text:p>
      <text:p text:style-name="P32">m2: 70 , prezo piso: <text:s/>50000</text:p>
      <text:p text:style-name="P32">codigo de piso: p10</text:p>
      <text:p text:style-name="P32">m2: 90 , prezo piso: <text:s/>80000</text:p>
      <text:p text:style-name="P32">codigo de piso: p12</text:p>
      <text:p text:style-name="P32">m2: 200 , prezo piso: <text:s/>195000</text:p>
      <text:p text:style-name="P32">numero de pisos na zona rosalia: 3, total : 325000</text:p>
      <text:p text:style-name="P32"/>
      <text:p text:style-name="P32">codz: z4, nomz: centro, prezom2: 3000</text:p>
      <text:p text:style-name="P32">codigo de piso: p3</text:p>
      <text:p text:style-name="P32">m2: 80 , prezo piso: <text:s/>230000</text:p>
      <text:p text:style-name="P32">numero de pisos na zona centro: 1, total : 230000</text:p>
      <text:p text:style-name="P32"/>
      <text:p text:style-name="P32">codz: z5, nomz: principe, prezom2: 4000</text:p>
      <text:p text:style-name="P32">codigo de piso: p4</text:p>
      <text:p text:style-name="P32">m2: 65 , prezo piso: <text:s/>250000</text:p>
      <text:p text:style-name="P32">numero de pisos na zona principe: 1, total : 250000</text:p>
      <text:p text:style-name="P32"/>
      <text:p text:style-name="P32">codz: z6, nomz: lavadores, prezom2: 2000</text:p>
      <text:p text:style-name="P32">numero de pisos na zona lavadores: 0, total : 0</text:p>
      <text:p text:style-name="P32"/>
      <text:p text:style-name="P32">codz: z7, nomz: travesia, prezom2: 1000</text:p>
      <text:p text:style-name="P32">codigo de piso: p11</text:p>
      <text:p text:style-name="P32">m2: 120 , prezo piso: <text:s/>110000</text:p>
      <text:p text:style-name="P32"><text:soft-page-break/>numero de pisos na zona travesia: 1, total : 110000</text:p>
      <text:p text:style-name="P32"/>
      <text:p text:style-name="P32">codz: z8, nomz: traviesas, prezom2: 1600</text:p>
      <text:p text:style-name="P32">codigo de piso: p6</text:p>
      <text:p text:style-name="P32">m2: 50 , prezo piso: <text:s/>80000</text:p>
      <text:p text:style-name="P32">codigo de piso: p8</text:p>
      <text:p text:style-name="P32">m2: 60 , prezo piso: <text:s/>76000</text:p>
      <text:p text:style-name="P32">codigo de piso: p14</text:p>
      <text:p text:style-name="P32">m2: 65 , prezo piso: <text:s/>104000</text:p>
      <text:p text:style-name="P32">numero de pisos na zona traviesas: 3, total : 260000</text:p>
      <text:p text:style-name="P32"/>
      <text:p text:style-name="P32">codz: z9, nomz: navia, prezom2: 1600</text:p>
      <text:p text:style-name="P32">codigo de piso: p7</text:p>
      <text:p text:style-name="P32">m2: 75 , prezo piso: <text:s/>120000</text:p>
      <text:p text:style-name="P32">numero de pisos na zona navia: 1, total : 120000</text:p>
      <text:p text:style-name="P32"/>
      <text:p text:style-name="P32">codz: z10, nomz: bouzas, prezom2: 3000</text:p>
      <text:p text:style-name="P32">numero de pisos na zona bouzas: 0, total : 0</text:p>
      <text:p text:style-name="P32"/>
      <text:p text:style-name="P32">codz: z11, nomz: cabral, prezom2: 1400</text:p>
      <text:p text:style-name="P32">numero de pisos na zona cabral: 0, total : 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MT" svg:font-family="ArialMT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, msminch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Tahoma" svg:font-family="Tahoma"/>
    <style:font-face style:name="Tahoma1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12pt" fo:language="gl" fo:country="ES" style:font-name-asian="Andale Sans UI" style:font-size-asian="12pt" style:language-asian="es" style:country-asian="ES" style:font-name-complex="Tahoma1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horndale" fo:font-size="12pt" fo:language="gl" fo:country="ES" style:font-name-asian="Andale Sans UI" style:font-size-asian="12pt" style:language-asian="es" style:country-asian="ES" style:font-name-complex="Tahoma1" style:font-size-complex="12pt" style:language-complex="es" style:country-complex="E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horndale1" fo:font-family="Thorndale, 'Times New Roman'" style:font-family-generic="roman" style:font-pitch="variable" fo:font-size="12pt" style:font-name-asian="HG Mincho Light J" style:font-family-asian="'HG Mincho Light J', msmincho" style:font-pitch-asian="variable" style:font-size-asian="12pt" style:language-asian="es" style:country-asian="ES" style:font-name-complex="Arial Unicode MS" style:font-family-complex="'Arial Unicode MS'" style:font-family-generic-complex="swiss" style:font-pitch-complex="variable" style:font-size-complex="12pt" style:language-complex="es" style:country-complex="E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ormal" style:family="paragraph" style:parent-style-name="Standard">
      <style:text-properties fo:font-size="10pt" style:font-size-asian="10pt"/>
    </style:style>
    <style:style style:name="Texto_20_predeterminado" style:display-name="Texto predeterminado" style:family="paragraph" style:parent-style-name="Normal">
      <style:paragraph-properties fo:margin-top="0cm" fo:margin-bottom="0cm" style:contextual-spacing="false" style:line-height-at-least="0.176cm"/>
      <style:text-properties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o_20_predeterminado">
      <style:paragraph-properties fo:text-align="end" style:justify-single-word="false"/>
      <style:text-properties officeooo:paragraph-rsid="00108717"/>
    </style:style>
    <style:style style:name="MP2" style:family="paragraph" style:parent-style-name="Texto_20_predeterminado">
      <style:paragraph-properties fo:text-align="center" style:justify-single-word="false"/>
      <style:text-properties fo:font-size="10pt" officeooo:paragraph-rsid="000ca30d" style:font-size-asian="10pt" style:font-size-complex="10pt"/>
    </style:style>
    <style:style style:name="MP3" style:family="paragraph" style:parent-style-name="Texto_20_predeterminado">
      <style:paragraph-properties fo:text-align="center" style:justify-single-word="false"/>
      <style:text-properties fo:font-size="14pt" style:font-size-asian="14pt" style:font-size-complex="14pt"/>
    </style:style>
    <style:style style:name="MP4" style:family="paragraph" style:parent-style-name="Texto_20_predeterminado">
      <style:paragraph-properties fo:text-align="center" style:justify-single-word="false"/>
      <style:text-properties fo:font-size="14pt" officeooo:rsid="00108717" officeooo:paragraph-rsid="00108717" style:font-size-asian="14pt" style:font-size-complex="14pt"/>
    </style:style>
    <style:style style:name="MP5" style:family="paragraph" style:parent-style-name="Texto_20_predeterminado">
      <style:paragraph-properties fo:text-align="start" style:justify-single-word="false"/>
      <style:text-properties fo:font-size="10pt" style:font-size-asian="10pt" style:font-size-complex="10pt"/>
    </style:style>
    <style:style style:name="MP6" style:family="paragraph" style:parent-style-name="Texto_20_predeterminado">
      <style:paragraph-properties fo:text-align="start" style:justify-single-word="false"/>
      <style:text-properties fo:font-size="12pt" style:font-size-asian="12pt" style:font-size-complex="12pt"/>
    </style:style>
    <style:style style:name="MP7" style:family="paragraph" style:parent-style-name="Texto_20_predeterminado">
      <style:paragraph-properties fo:text-align="end" style:justify-single-word="false"/>
      <style:text-properties style:font-name="Arial" fo:font-size="12pt" officeooo:paragraph-rsid="00108717" style:font-size-asian="12pt" style:font-size-complex="12pt"/>
    </style:style>
    <style:style style:name="MP8" style:family="paragraph" style:parent-style-name="Texto_20_predeterminado">
      <style:paragraph-properties fo:text-align="end" style:justify-single-word="false"/>
      <style:text-properties fo:font-size="14pt" fo:font-style="italic" officeooo:paragraph-rsid="0023886d" style:font-size-asian="14pt" style:font-style-asian="italic" style:font-size-complex="14pt" style:font-style-complex="italic"/>
    </style:style>
    <style:style style:name="MP9" style:family="paragraph" style:parent-style-name="Texto_20_predeterminado">
      <style:paragraph-properties fo:text-align="start" style:justify-single-word="false"/>
      <style:text-properties fo:font-size="14pt" style:font-size-asian="14pt" style:font-size-complex="14pt"/>
    </style:style>
    <style:style style:name="MP10" style:family="paragraph" style:parent-style-name="Texto_20_predeterminado">
      <style:paragraph-properties fo:text-align="end" style:justify-single-word="false"/>
      <style:text-properties officeooo:paragraph-rsid="0015fad8"/>
    </style:style>
    <style:style style:name="MP11" style:family="paragraph" style:parent-style-name="Texto_20_predeterminado">
      <style:paragraph-properties fo:text-align="end" style:justify-single-word="false"/>
      <style:text-properties style:font-name="Arial" fo:font-size="18pt" fo:font-style="italic" officeooo:paragraph-rsid="00108717" style:font-size-asian="18pt" style:font-style-asian="italic" style:font-size-complex="14pt" style:font-style-complex="italic"/>
    </style:style>
    <style:style style:name="MP12" style:family="paragraph" style:parent-style-name="Texto_20_predeterminado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text-transform="uppercase" style:use-window-font-color="true" loext:opacity="0%" style:font-name="Arial" fo:font-size="8pt" fo:language="es" fo:country="ES" style:font-name-asian="Lucida Sans Unicode" style:font-size-asian="8pt" style:language-asian="es" style:country-asian="ES" style:font-name-complex="Arial" style:font-size-complex="8pt" style:language-complex="es" style:country-complex="ES" fo:hyphenate="false" fo:hyphenation-remain-char-count="2" fo:hyphenation-push-char-count="2" loext:hyphenation-no-caps="false"/>
    </style:style>
    <style:style style:name="MP13" style:family="paragraph" style:parent-style-name="Texto_20_predeterminado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font-size="8pt" style:font-size-asian="8pt" style:font-size-complex="8pt" fo:hyphenate="false" fo:hyphenation-remain-char-count="2" fo:hyphenation-push-char-count="2" loext:hyphenation-no-caps="false"/>
    </style:style>
    <style:style style:name="MT1" style:family="text">
      <style:text-properties fo:font-size="18pt" style:font-size-asian="18pt"/>
    </style:style>
    <style:style style:name="MT2" style:family="text">
      <style:text-properties style:font-name="Arial" fo:font-size="10pt" officeooo:rsid="000ca30d" style:font-size-asian="10pt" style:font-size-complex="10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style:font-name="Arial" fo:font-size="18pt" fo:font-style="italic" style:font-size-asian="18pt" style:font-style-asian="italic" style:font-size-complex="14pt" style:font-style-complex="italic"/>
    </style:style>
    <style:style style:name="MT5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MT6" style:family="text">
      <style:text-properties fo:font-size="14pt" fo:font-style="italic" style:font-size-asian="14pt" style:font-style-asian="italic" style:font-size-complex="14pt" style:font-style-complex="italic"/>
    </style:style>
    <style:style style:name="MT7" style:family="text">
      <style:text-properties officeooo:rsid="00108717"/>
    </style:style>
    <style:style style:name="MT8" style:family="text">
      <style:text-properties fo:color="#000000" loext:opacity="100%" style:font-name="Thorndale1" officeooo:rsid="0023886d" style:font-name-asian="HG Mincho Light J" style:language-asian="es" style:country-asian="ES" style:font-name-complex="Arial Unicode MS" style:language-complex="es" style:country-complex="ES"/>
    </style:style>
    <style:style style:name="MT9" style:family="text">
      <style:text-properties style:font-name="Arial" fo:font-size="12pt" officeooo:rsid="00108717" style:font-size-asian="12pt" style:font-size-complex="12pt"/>
    </style:style>
    <style:style style:name="MT10" style:family="text">
      <style:text-properties fo:text-transform="uppercase" style:use-window-font-color="true" loext:opacity="0%" style:font-name="Arial" fo:language="es" fo:country="ES" fo:font-style="itali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MT11" style:family="text">
      <style:text-properties fo:text-transform="uppercase" style:use-window-font-color="true" loext:opacity="0%" style:font-name="Arial" fo:language="es" fo:country="ES" fo:font-style="italic" officeooo:rsid="000adf5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MT12" style:family="text">
      <style:text-properties fo:text-transform="uppercase" style:use-window-font-color="true" loext:opacity="0%" style:font-name="Arial" fo:language="es" fo:country="ES" fo:font-style="italic" officeooo:rsid="00083ab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MT13" style:family="text">
      <style:text-properties fo:text-transform="uppercase" style:use-window-font-color="true" loext:opacity="0%" style:font-name="Arial" fo:language="es" fo:country="ES" fo:font-style="italic" officeooo:rsid="00246a34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MT14" style:family="text">
      <style:text-properties fo:text-transform="uppercase" style:use-window-font-color="true" loext:opacity="0%" style:font-name="Arial" fo:language="es" fo:country="ES" fo:font-style="italic" officeooo:rsid="0024f5d7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MT15" style:family="text">
      <style:text-properties fo:text-transform="uppercase" style:use-window-font-color="true" loext:opacity="0%" style:font-name="ArialMT" fo:font-size="9pt" fo:language="es" fo:country="ES" fo:font-style="italic" officeooo:rsid="00083abc" style:font-name-asian="Lucida Sans Unicode" style:font-size-asian="9pt" style:language-asian="es" style:country-asian="ES" style:font-style-asian="italic" style:font-name-complex="Arial" style:language-complex="es" style:country-complex="ES" style:font-style-complex="italic"/>
    </style:style>
    <style:style style:name="MT16" style:family="text">
      <style:text-properties fo:text-transform="uppercase" style:use-window-font-color="true" loext:opacity="0%" style:font-name="ArialMT" fo:font-size="9pt" fo:language="es" fo:country="ES" fo:font-style="italic" officeooo:rsid="0024f5d7" style:font-name-asian="Lucida Sans Unicode" style:font-size-asian="9pt" style:language-asian="es" style:country-asian="ES" style:font-style-asian="italic" style:font-name-complex="Arial" style:language-complex="es" style:country-complex="ES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15cm" fo:border="0.06pt solid #000000"/>
    </style:style>
    <style:style style:name="Mfr3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cm" fo:padding-right="0cm" fo:padding-top="0.15cm" fo:padding-bottom="0.15cm" fo:border="0.06pt solid #000000"/>
    </style:style>
    <style:page-layout style:name="Mpm1" style:page-usage="mirrored">
      <style:page-layout-properties fo:page-width="21.001cm" fo:page-height="29.7cm" style:num-format="1" style:print-orientation="portrait" fo:margin-top="0.9cm" fo:margin-bottom="2cm" fo:margin-left="2.101cm" fo:margin-right="1.199cm" fo:background-color="#ffffff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cm" fo:margin-left="0cm" fo:margin-right="0cm" fo:margin-bottom="3.099cm" fo:border-top="none" fo:border-bottom="3.54pt double #808080" fo:border-left="none" fo:border-right="none" style:border-line-width-bottom="0.002cm 0.088cm 0.035cm" fo:padding="0cm" style:shadow="none" fo:background-color="transparent" style:dynamic-spacing="true" draw:fill="none" draw:fill-color="#99ccff"/>
      </style:header-style>
      <style:footer-style>
        <style:header-footer-properties fo:min-height="0.82cm" fo:margin-left="0cm" fo:margin-right="0cm" fo:margin-top="0.72cm" fo:background-color="transparent" style:dynamic-spacing="true" draw:fill="none" draw:fill-color="#99ccff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xe1" text:anchor-type="paragraph" svg:x="0.081cm" svg:y="-0.448cm" svg:width="7.613cm" svg:height="2.66cm" draw:z-index="1"><draw:image xlink:href="Pictures/1000000100000281000000E065FA0290ADFEF4B7.png" xlink:type="simple" xlink:show="embed" xlink:actuate="onLoad" draw:mime-type="image/png"/></draw:frame><text:span text:style-name="MT1"><text:tab/><text:tab/></text:span><text:span text:style-name="MT2"><text:tab/></text:span><text:span text:style-name="MT3"> </text:span><text:span text:style-name="MT1"><text:s text:c="3"/></text:span></text:p>
        <text:p text:style-name="MP1"><text:span text:style-name="MT4"><text:tab/><text:tab/><text:tab/><text:tab/> <text:s text:c="4"/></text:span><text:span text:style-name="MT5">Ciclo.</text:span><text:span text:style-name="MT6">________________________________ <text:s text:c="3"/></text:span></text:p>
        <text:p text:style-name="MP2"><draw:frame draw:style-name="Mfr2" draw:name="Marco2" text:anchor-type="paragraph" svg:x="13.286cm" svg:y="0.118cm" svg:width="4.001cm" svg:height="1cm" draw:z-index="2"><draw:text-box><text:p text:style-name="MP3">Nota:______</text:p></draw:text-box></draw:frame><draw:frame draw:style-name="Mfr2" draw:name="Marco4" text:anchor-type="paragraph" svg:x="8.121cm" svg:y="0.139cm" svg:width="5.001cm" svg:height="1cm" draw:z-index="3"><draw:text-box><text:p text:style-name="MP4">Alumna/o:_________</text:p></draw:text-box></draw:frame></text:p>
        <text:p text:style-name="MP5"/>
        <text:p text:style-name="MP5"/>
        <text:p text:style-name="MP6"/>
        <text:p text:style-name="MP7">Modulo:___________________,EXAME:____________________ <text:span text:style-name="MT7">Data:____ / ___ de <text:s/>20___ </text:span></text:p>
      </style:header>
      <style:header-left>
        <text:p text:style-name="MP10"><draw:frame draw:style-name="Mfr1" draw:name="Imaxe2" text:anchor-type="paragraph" svg:x="0.081cm" svg:y="-0.448cm" svg:width="7.613cm" svg:height="2.66cm" draw:z-index="7"><draw:image xlink:href="Pictures/1000000100000281000000E065FA0290ADFEF4B7.png" xlink:type="simple" xlink:show="embed" xlink:actuate="onLoad" draw:mime-type="image/png"/></draw:frame><text:span text:style-name="MT5"><text:tab/><text:tab/> <text:s text:c="42"/>Ciclo.</text:span><text:span text:style-name="MT6">________________________________ </text:span><text:span text:style-name="MT1"><text:tab/><text:tab/></text:span><text:span text:style-name="MT2"><text:tab/></text:span><text:span text:style-name="MT3"> </text:span><text:span text:style-name="MT1"><text:s text:c="3"/></text:span></text:p>
        <text:p text:style-name="MP11"/>
        <text:p text:style-name="MP11"/>
        <text:p text:style-name="MP11"/>
        <text:p text:style-name="MP1"><text:span text:style-name="MT4"><text:tab/><text:tab/><text:tab/><text:tab/> <text:s text:c="2"/></text:span><text:span text:style-name="MT9"><text:s/></text:span></text:p>
      </style:header-left>
      <style:header-first>
        <text:p text:style-name="MP1"><draw:frame draw:style-name="Mfr1" draw:name="Imaxe4" text:anchor-type="paragraph" svg:x="-0.81cm" svg:y="-0.335cm" svg:width="7.084cm" svg:height="2.475cm" draw:z-index="4"><draw:image xlink:href="Pictures/1000000100000281000000E065FA0290ADFEF4B7.png" xlink:type="simple" xlink:show="embed" xlink:actuate="onLoad" draw:mime-type="image/png"/></draw:frame><text:span text:style-name="MT1"><text:s/></text:span><text:span text:style-name="MT5">Ciclo.</text:span><text:span text:style-name="MT6">________________________________</text:span></text:p>
        <text:p text:style-name="MP8"><text:s text:c="4"/></text:p>
        <text:p text:style-name="MP2"><draw:frame draw:style-name="Mfr2" draw:name="Marco7" text:anchor-type="paragraph" svg:x="14.683cm" svg:y="0.118cm" svg:width="3.05cm" svg:height="1cm" draw:z-index="5"><draw:text-box><text:p text:style-name="MP9">Nota:______</text:p></draw:text-box></draw:frame><draw:frame draw:style-name="Mfr3" draw:name="Marco8" text:anchor-type="paragraph" svg:x="6.763cm" svg:y="0.118cm" svg:width="7.922cm" svg:height="1cm" draw:z-index="0"><draw:text-box><text:p text:style-name="MP4"><text:span text:style-name="MT8">Nome</text:span>:__________________________</text:p></draw:text-box></draw:frame></text:p>
        <text:p text:style-name="MP5"/>
        <text:p text:style-name="MP5"/>
        <text:p text:style-name="MP6"/>
        <text:p text:style-name="MP7">Modulo:___________________,EXAME:____________________ <text:span text:style-name="MT7">Data:____ / ___ de <text:s/>20___ </text:span></text:p>
      </style:header-first>
      <style:footer>
        <text:p text:style-name="MP12"><text:s/></text:p>
      </style:footer>
      <style:footer-first>
        <text:p text:style-name="MP13"><text:span text:style-name="MT10">PO-08-F04 </text:span><text:span text:style-name="MT11">R</text:span><text:span text:style-name="MT12">0</text:span><text:span text:style-name="MT13">2</text:span><text:span text:style-name="MT12"> </text:span><text:span text:style-name="MT14">19</text:span><text:span text:style-name="MT15">/</text:span><text:span text:style-name="MT16">11</text:span><text:span text:style-name="MT15">/21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1-11-29T13:55:12.978227036</meta:creation-date>
    <dc:language>es-ES</dc:language>
    <meta:editing-cycles>22</meta:editing-cycles>
    <meta:editing-duration>PT1H32M31S</meta:editing-duration>
    <dc:date>2023-11-10T09:40:25.322422466</dc:date>
    <meta:document-statistic meta:table-count="0" meta:image-count="3" meta:object-count="0" meta:page-count="4" meta:paragraph-count="166" meta:word-count="1139" meta:character-count="6281" meta:non-whitespace-character-count="4836"/>
    <meta:user-defined meta:name="Info 1"/>
    <meta:user-defined meta:name="Info 2"/>
    <meta:user-defined meta:name="Info 3"/>
    <meta:user-defined meta:name="Info 4"/>
  </office:meta>
</office:document-meta>
</file>